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.addElemen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Acces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.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ces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.s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setPat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.setClass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addElement( String hashcode ,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Access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.setDomai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